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1.45cm" fo:min-width="7cm"/>
    </style:style>
    <style:style style:name="gr2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7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1.45cm" fo:min-width="7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712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1cm" fo:min-width="0.622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style:text-properties style:use-window-font-color="true" fo:background-color="transparent"/>
    </style:style>
    <style:style style:name="P6" style:family="paragraph">
      <loext:graphic-properties draw:fill="none" draw:fill-color="#ffffff"/>
      <style:text-properties style:use-window-font-color="true" fo:background-color="transparent"/>
    </style:style>
    <style:style style:name="T1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g>
            <draw:custom-shape draw:style-name="gr1" draw:text-style-name="P2" draw:layer="layout" svg:width="7.5cm" svg:height="1.7cm" svg:x="8cm" svg:y="3.3cm">
              <text:p text:style-name="P1">Run.py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6cm" svg:height="1.4cm" svg:x="11.3cm" svg:y="5.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" draw:text-style-name="P1" draw:layer="layout" svg:width="7.5cm" svg:height="1.7cm" svg:x="7.9cm" svg:y="10.9cm">
              <text:p text:style-name="P1">HTML prostředí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6cm" svg:height="1.4cm" svg:x="11.3cm" svg:y="13.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4" draw:text-style-name="P3" draw:layer="layout" svg:width="7.9cm" svg:height="1.2cm" svg:x="8cm" svg:y="7.2cm">
              <draw:text-box>
                <text:p>Vytvoří webovou aplikaci</text:p>
              </draw:text-box>
            </draw:frame>
            <draw:custom-shape draw:style-name="gr2" draw:text-style-name="P1" draw:layer="layout" svg:width="0.6cm" svg:height="1.4cm" svg:x="11.3cm" svg:y="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" draw:text-style-name="P2" draw:layer="layout" svg:width="7.5cm" svg:height="1.7cm" svg:x="7.8cm" svg:y="15.3cm">
              <text:p text:style-name="P1">Views.py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7.5cm" svg:height="1.7cm" svg:x="7.8cm" svg:y="19.7cm">
              <text:p text:style-name="P1">Kamera</text:p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7.5cm" svg:height="1.7cm" svg:x="7.7cm" svg:y="23.8cm">
              <text:p text:style-name="P1">Obrázek</text:p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6cm" svg:height="1.4cm" svg:x="11.3cm" svg:y="17.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" draw:text-style-name="P1" draw:layer="layout" svg:width="0.6cm" svg:height="1.4cm" svg:x="11.3cm" svg:y="21.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polygon draw:style-name="gr6" draw:text-style-name="P1" draw:layer="layout" svg:width="1.599cm" svg:height="13.899cm" svg:x="16.2cm" svg:y="11.1cm" svg:viewBox="0 0 1600 13900" draw:points="1585,250 1585,400 1600,400 1600,13900 1200,13900 1000,13900 0,13900 0,13300 1000,13300 1000,750 546,750 546,1001 200,500 546,0 546,250">
              <text:p/>
            </draw:polygon>
            <draw:custom-shape draw:style-name="gr7" draw:text-style-name="P1" draw:layer="layout" svg:width="1.4cm" svg:height="0.7cm" svg:x="5.6cm" svg:y="11.5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frame draw:style-name="gr8" draw:text-style-name="P6" draw:layer="layout" svg:width="4.4cm" svg:height="1.6cm" svg:x="2.4cm" svg:y="11.4cm">
            <draw:text-box>
              <text:p text:style-name="P5"><text:span text:style-name="T1">Uživat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9:11:24.862453295</meta:creation-date>
    <dc:date>2017-02-19T11:06:41.851842408</dc:date>
    <meta:editing-duration>PT1H10M15S</meta:editing-duration>
    <meta:editing-cycles>11</meta:editing-cycles>
    <meta:generator>LibreOffice/5.1.4.2$Linux_X86_64 LibreOffice_project/10m0$Build-2</meta:generator>
    <meta:document-statistic meta:object-count="16"/>
  </office:meta>
</office:document-meta>
</file>